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7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passive_hunting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O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physical_weak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weaken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ob_imbue_phys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ob_imbue_crit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3" table:style-name="ce2"/>
          <table:table-cell office:value-type="string" table:style-name="ce2">
            <text:p>recoil_sho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ulti_shot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table:number-columns-repeated="2" table:style-name="ce2"/>
          <table:table-cell office:value-type="string" table:style-name="ce2">
            <text:p>imbu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od_imbue_ele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arrow_barr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start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elvin Vuu</dc:creator>
    <meta:creation-date>2020-09-04T12:47:59Z</meta:creation-date>
    <dc:date>2020-11-20T07:41:16Z</dc:date>
    <meta:editing-cycles>11</meta:editing-cycles>
    <meta:editing-duration>PT1202S</meta:editing-duration>
  </office:meta>
</office:document-meta>
</file>